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1T16:13:09</meta:creation-date>
    <dc:date>2013-01-21T16:13:25</dc:date>
    <meta:editing-duration>P0D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5b0095007b00ff00b000c7004600e500aa00f700ea008d004000b100950064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uFyxziKPMqj5j6DhJlKIcRvHG5A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00TdlIRc8pu1Vt8uksXGlEn2NA8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oLyBQVD+s7K2a0h/grmJvcF8zeo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+xZ2WmUvF12/uFnnHTOSsK/kShU=</DigestValue>
      </Reference>
      <Reference URI="Thumbnails/thumbnail.png">
        <DigestMethod Algorithm="http://www.w3.org/2000/09/xmldsig#sha1"/>
        <DigestValue>/UwIiI2h6grlZknxYKvZ+oUNXNc=</DigestValue>
      </Reference>
      <Reference URI="manifest.rdf">
        <DigestMethod Algorithm="http://www.w3.org/2000/09/xmldsig#sha1"/>
        <DigestValue>7NDWheT3P1M2fRjj+qtn5caji6g=</DigestValue>
      </Reference>
      <Reference URI="Configurations2/accelerator/current.xml">
        <DigestMethod Algorithm="http://www.w3.org/2000/09/xmldsig#sha1"/>
        <DigestValue>2jmj7l5rSw0yVb/vlWAYkK/YBwk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kAbkAniaSshRtR/SoCeXHoQUPHM=</DigestValue>
      </Reference>
      <Reference URI="#ID_009e008a005100d3004f002d00410075009d006600ae00950092000700ab00fa">
        <DigestMethod Algorithm="http://www.w3.org/2000/09/xmldsig#sha1"/>
        <DigestValue>8QGVQs8Kwu9vjY2SloAdkYBvWhM=</DigestValue>
      </Reference>
    </SignedInfo>
    <SignatureValue>UJm4mpo9XU0jVaR3T50mCvTtDUkoUT4IshJxI3P/sRT6VtzXi4tfNV8ew0RamTWz
16N80uJhv00qCdB88L5a+4eCSliukzCq2oZiZsCfETtLqGv9XKAQG8leBgzxv334
ZYlb7Sd4G3dUGID5xc87ds8JCi6Pj1UvrR/wDMfzryI=</SignatureValue>
    <KeyInfo>
      <X509Data>
        <X509IssuerSerial>
          <X509IssuerName>serialNumber=201010,CN=Citizen CA,C=BE</X509IssuerName>
          <X509SerialNumber>21267647932559581687500187050203912999</X509SerialNumber>
        </X509IssuerSerial>
        <X509Certificate>MIID/zCCAuegAwIBAgIQEAAAAAAAxHPbulcOPiObJzANBgkqhkiG9w0BAQUFADAz
MQswCQYDVQQGEwJCRTETMBEGA1UEAxMKQ2l0aXplbiBDQTEPMA0GA1UEBRMGMjAx
MDEwMB4XDTEwMTExMzA0NTMwNloXDTE1MTEwNTIzNTk1OVowcTELMAkGA1UEBhMC
QkUxIzAhBgNVBAMTGkZyYW5rIENvcm5lbGlzIChTaWduYXR1cmUpMREwDwYDVQQE
EwhDb3JuZWxpczEUMBIGA1UEKhMLRnJhbmsgSGVucmkxFDASBgNVBAUTCzc5MTAy
NTIwOTkxMIGfMA0GCSqGSIb3DQEBAQUAA4GNADCBiQKBgQCFTyEFWmnBJSXqWkQ9
7noqWOZQKy3ZU8Qa9WMOoPBsj8beMWaxbifOKO/N8x4RHm4sHyzZOKHpL8qXCjge
Y4xeORWVlPkdPQ/hxUrgmThs14quBzsEqIp1it71GXoZbTPyPBv8s8fu+sR9x86O
fjqA6m5eh+hBBaT4WgHI6WI+5QIDAQABo4IBUzCCAU8wHwYDVR0jBBgwFoAUvHjf
vawo+a+J+Rw9KXnXGZmAHMwwbgYIKwYBBQUHAQEEYjBgMDYGCCsGAQUFBzAChipo
dHRwOi8vY2VydHMuZWlkLmJlbGdpdW0uYmUvYmVsZ2l1bXJzMi5jcnQwJgYIKwYB
BQUHMAGGGmh0dHA6Ly9vY3NwLmVpZC5iZWxnaXVtLmJlMEQGA1UdIAQ9MDswOQYH
YDgJAQECATAuMCwGCCsGAQUFBwIBFiBodHRwOi8vcmVwb3NpdG9yeS5laWQuYmVs
Z2l1bS5iZTA5BgNVHR8EMjAwMC6gLKAqhihodHRwOi8vY3JsLmVpZC5iZWxnaXVt
LmJlL2VpZGMyMDEwMTAuY3JsMA4GA1UdDwEB/wQEAwIGQDARBglghkgBhvhCAQEE
BAMCBSAwGAYIKwYBBQUHAQMEDDAKMAgGBgQAjkYBATANBgkqhkiG9w0BAQUFAAOC
AQEALJmvEOh2apfm3rTKKTVQb5kGw/QniT4Qs5y96YEQ4+qziT+6fCANNn0IGvWm
gxtxdmQR3GKdHiK1w6sWJjd7jB1jwj4bKxETnVyDpSvEgpmqaaWiidVRTatitK1C
kd7EdrZ+IMHerBEjm0iiNi/ppAYMGJuuN3yyKBLPvpd5hWXFz/3HOJ+jGA8lnYFr
Iwmf3wHSgaS9e65SpYBLMr3kUbeClKNKiZXe1Lu2EgAfkwhxJ3YyA1I/fOwbhwQH
Xu5a2CTXzI66w9mXjeuTQNXZo6RkPifRBBp8t2gT4HsqtUycC8DVyqo+RJ6uYE9Q
NtYyVPuiQZ/9jGUYfE1KQEP4rw==</X509Certificate>
      </X509Data>
    </KeyInfo>
    <Object>
      <SignatureProperties>
        <SignatureProperty Id="ID_009e008a005100d3004f002d00410075009d006600ae00950092000700ab00fa" Target="#ID_005b0095007b00ff00b000c7004600e500aa00f700ea008d004000b100950064">
          <dc:date xmlns:dc="http://purl.org/dc/elements/1.1/">2013-01-21T16:13:55</dc:date>
        </SignatureProperty>
      </SignatureProperties>
    </Object>
  </Signature>
</document-signatures>
</file>